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tyle="italic" fo:font-weight="bold" style:font-style-asian="italic" style:font-weight-asian="bold"/>
    </style:style>
    <style:style style:name="P3" style:family="paragraph" style:parent-style-name="Standard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LECTRÓNICA PINES</text:span></text:p>
      <text:p text:style-name="P1"/>
      <text:p text:style-name="Standard"><text:span text:style-name="T2">Todos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2">Sensor de Humedad de Suelo Capacitivo</text:span></text:p>
          </table:table-cell>
          <table:table-cell table:style-name="Table1.A1" office:value-type="string">
            <text:p text:style-name="Standard"><text:span text:style-name="T2">Sensor bh1750fvi luxes</text:span></text:p>
          </table:table-cell>
        </table:table-row>
        <table:table-row table:style-name="Table1.1">
          <table:table-cell table:style-name="Table1.A1" office:value-type="string">
            <text:list xml:id="list3036076465" text:style-name="WWNum1">
              <text:list-item>
                <text:p text:style-name="P4">GND</text:p>
              </text:list-item>
              <text:list-item>
                <text:p text:style-name="P4">VCC (5V)</text:p>
              </text:list-item>
              <text:list-item>
                <text:p text:style-name="P4">A0</text:p>
              </text:list-item>
            </text:list>
          </table:table-cell>
          <table:table-cell table:style-name="Table1.A1" office:value-type="string">
            <text:list xml:id="list151054847595777" text:continue-numbering="true" text:style-name="WWNum1">
              <text:list-item>
                <text:p text:style-name="P4">GND</text:p>
              </text:list-item>
              <text:list-item>
                <text:p text:style-name="P4">VCC (5V)</text:p>
              </text:list-item>
              <text:list-item>
                <text:p text:style-name="P4">SCL (*A5 en Arduino UNO)</text:p>
              </text:list-item>
              <text:list-item>
                <text:p text:style-name="P4">SDA (*A4 en Ard. UNO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><text:span text:style-name="T2">Sensor DHT11</text:span></text:p>
          </table:table-cell>
          <table:table-cell table:style-name="Table1.A1" office:value-type="string">
            <text:p text:style-name="Standard"><text:span text:style-name="T2">Bomba de Agua / Relé</text:span></text:p>
          </table:table-cell>
        </table:table-row>
        <table:table-row table:style-name="Table1.1">
          <table:table-cell table:style-name="Table1.A1" office:value-type="string">
            <text:list xml:id="list151055698874781" text:continue-numbering="true" text:style-name="WWNum1">
              <text:list-item>
                <text:p text:style-name="P4">GND</text:p>
              </text:list-item>
              <text:list-item>
                <text:p text:style-name="P4">VCC</text:p>
              </text:list-item>
              <text:list-item>
                <text:p text:style-name="P4">Digital </text:p>
              </text:list-item>
            </text:list>
          </table:table-cell>
          <table:table-cell table:style-name="Table1.A1" office:value-type="string">
            <text:list xml:id="list151055668005435" text:continue-numbering="true" text:style-name="WWNum1">
              <text:list-item>
                <text:p text:style-name="P4">GND</text:p>
              </text:list-item>
              <text:list-item>
                <text:p text:style-name="P4">VCC</text:p>
              </text:list-item>
              <text:list-item>
                <text:p text:style-name="P4">Digital </text:p>
              </text:list-item>
            </text:list>
          </table:table-cell>
        </table:table-row>
      </table:table>
      <text:p text:style-name="P2"/>
      <text:p text:style-name="Standard"><text:span text:style-name="T2">Una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Standard"><text:span text:style-name="T2">Matriz 8x8 LED Rojo ($1300)</text:span></text:p>
          </table:table-cell>
          <table:table-cell table:style-name="Table2.A1" office:value-type="string">
            <text:p text:style-name="P3"><text:span text:style-name="T2">LCD OLED 1.3 128x64 ($2000) blanco</text:span></text:p>
          </table:table-cell>
        </table:table-row>
        <table:table-row table:style-name="Table2.1">
          <table:table-cell table:style-name="Table2.A1" office:value-type="string">
            <text:list xml:id="list151054641675219" text:continue-numbering="true" text:style-name="WWNum1">
              <text:list-item>
                <text:p text:style-name="P4">GND</text:p>
              </text:list-item>
              <text:list-item>
                <text:p text:style-name="P4">VCC (5V)</text:p>
              </text:list-item>
              <text:list-item>
                <text:p text:style-name="P4">DIN (Digital *D12)</text:p>
              </text:list-item>
              <text:list-item>
                <text:p text:style-name="P4">CS (Digital *D11)</text:p>
              </text:list-item>
              <text:list-item>
                <text:p text:style-name="P4">CLK (Digital *D10)</text:p>
              </text:list-item>
            </text:list>
          </table:table-cell>
          <table:table-cell table:style-name="Table2.A1" office:value-type="string">
            <text:list xml:id="list151055514925726" text:continue-numbering="true" text:style-name="WWNum1">
              <text:list-item>
                <text:p text:style-name="P4">GND</text:p>
              </text:list-item>
              <text:list-item>
                <text:p text:style-name="P4">VCC (5V)</text:p>
              </text:list-item>
              <text:list-item>
                <text:p text:style-name="P4">SCL (*A5 en Arduino UNO)</text:p>
              </text:list-item>
              <text:list-item>
                <text:p text:style-name="P4">SDA (*A4 en Ard. UNO)</text:p>
              </text:list-item>
            </text:list>
          </table:table-cell>
        </table:table-row>
      </table:table>
      <text:p text:style-name="P2"/>
      <text:p text:style-name="Standard"><text:span text:style-name="T2">Si la placa requiere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Standard"><text:span text:style-name="T2">RTC</text:span></text:p>
          </table:table-cell>
          <table:table-cell table:style-name="Table3.A1" office:value-type="string">
            <text:p text:style-name="Standard"><text:span text:style-name="T2">ESP8266</text:span></text:p>
          </table:table-cell>
        </table:table-row>
        <table:table-row table:style-name="Table3.1">
          <table:table-cell table:style-name="Table3.A1" office:value-type="string">
            <text:list xml:id="list151054528394920" text:continue-numbering="true" text:style-name="WWNum1">
              <text:list-item>
                <text:p text:style-name="P4">GND</text:p>
              </text:list-item>
              <text:list-item>
                <text:p text:style-name="P4">VCC (5V)</text:p>
              </text:list-item>
              <text:list-item>
                <text:p text:style-name="P4">SCL (*A5 en Arduino UNO)</text:p>
              </text:list-item>
              <text:list-item>
                <text:p text:style-name="P4">SDA (*A4 en Ard. UNO)</text:p>
              </text:list-item>
            </text:list>
          </table:table-cell>
          <table:table-cell table:style-name="Table3.A1" office:value-type="string">
            <text:list xml:id="list151055646101647" text:continue-numbering="true" text:style-name="WWNum1">
              <text:list-item>
                <text:p text:style-name="P4">GND</text:p>
              </text:list-item>
              <text:list-item>
                <text:p text:style-name="P4">VCC (5V)</text:p>
              </text:list-item>
              <text:list-item>
                <text:p text:style-name="P4">Rx (*D3 en Arduino UNO)</text:p>
              </text:list-item>
              <text:list-item>
                <text:p text:style-name="P4">Tx (*D2 en Ard. UNO)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" meta:paragraph-count="42" meta:word-count="141" meta:character-count="564" meta:non-whitespace-character-count="493"/>
    <meta:generator>LibreOfficeDev/6.0.5.2$Linux_X86_64 LibreOffice_project/</meta:generator>
  </office:meta>
</office:document-meta>
</file>